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6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7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4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1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8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1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2" style:family="paragraph">
      <style:paragraph-properties fo:text-align="center" style:writing-mode="lr-tb"/>
      <style:text-properties fo:color="#111111" loext:opacity="100%" style:font-name="Hack Nerd Font Mono1" fo:font-size="8pt" fo:letter-spacing="-0.03cm"/>
    </style:style>
    <style:style style:name="P5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14pt" style:font-size-asian="14pt" style:font-size-complex="14pt"/>
    </style:style>
    <style:style style:name="T9" style:family="text">
      <style:text-properties fo:color="#111111" loext:opacity="100%" style:font-name="Hack Nerd Font Mono1" fo:font-size="7pt" fo:letter-spacing="-0.008cm"/>
    </style:style>
    <style:style style:name="T10" style:family="text">
      <style:text-properties fo:color="#111111" loext:opacity="100%" style:font-name="Hack Nerd Font Mono1" fo:font-size="7pt"/>
    </style:style>
    <style:style style:name="T11" style:family="text">
      <style:text-properties fo:color="#111111" loext:opacity="100%" style:font-name="Hack Nerd Font Mono1" fo:font-size="12pt" style:font-size-asian="12pt" style:font-size-complex="12pt"/>
    </style:style>
    <style:style style:name="T12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3" style:family="text">
      <style:text-properties fo:color="#111111" loext:opacity="100%" style:font-name="Hack Nerd Font Mono1" fo:font-size="7pt" fo:letter-spacing="-0.006cm"/>
    </style:style>
    <style:style style:name="T14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5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6" style:family="text">
      <style:text-properties fo:color="#111111" loext:opacity="100%" style:font-name="Hack Nerd Font Mono1" fo:font-size="8pt"/>
    </style:style>
    <style:style style:name="T17" style:family="text">
      <style:text-properties fo:color="#111111" loext:opacity="100%" style:font-name="Hack Nerd Font Mono1" fo:font-size="10pt" style:font-size-asian="6pt" style:font-size-complex="6pt"/>
    </style:style>
    <style:style style:name="T18" style:family="text">
      <style:text-properties fo:color="#111111" loext:opacity="100%" style:font-name="Hack Nerd Font Mono1" fo:font-size="10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1" style:family="text">
      <style:text-properties fo:color="#111111" loext:opacity="100%" style:font-name="Hack Nerd Font Mono1" fo:font-size="8pt" fo:letter-spacing="normal"/>
    </style:style>
    <style:style style:name="T22" style:family="text">
      <style:text-properties fo:color="#111111" loext:opacity="100%" style:font-name="Hack Nerd Font Mono1" fo:font-size="6pt" style:font-size-asian="14pt" style:font-size-complex="14pt"/>
    </style:style>
    <style:style style:name="T23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4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27cm" svg:y="4.346cm">
          <text:p text:style-name="P19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20"><text:span text:style-name="T8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1.214cm" svg:height="1.249cm" svg:x="7.329cm" svg:y="5.913cm">
          <text:p text:style-name="P21"><text:span text:style-name="T9">Space</text:span></text:p>
          <text:p text:style-name="P21"><text:span text:style-name="T10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3"><text:span text:style-name="T11">,</text:span></text:p>
          <text:p text:style-name="P23"><text:span text:style-name="T12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1.218cm" svg:height="1.249cm" svg:x="9.525cm" svg:y="5.913cm">
          <text:p text:style-name="P21"><text:span text:style-name="T13">Enter</text:span></text:p>
          <text:p text:style-name="P21"><text:span text:style-name="T10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4cm" svg:y="5.713cm">
          <text:p text:style-name="P24"><text:span text:style-name="T14">.</text:span></text:p>
          <text:p text:style-name="P24"><text:span text:style-name="T15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.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/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0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,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7" draw:layer="layout" svg:width="1.214cm" svg:height="1.249cm" svg:x="7.329cm" svg:y="5.913cm">
          <text:p text:style-name="P26"><text:span text:style-name="T16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1.214cm" svg:height="1.249cm" svg:x="1.27cm" svg:y="1.571cm">
          <text:p text:style-name="P29"><text:span text:style-name="T17">Wh</text:span></text:p>
          <text:p text:style-name="P29"><text:span text:style-name="T17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2" draw:layer="layout" svg:width="1.214cm" svg:height="1.25cm" svg:x="5.38cm" svg:y="1.17cm">
          <text:p text:style-name="P31"><text:span text:style-name="T18">Wh</text:span></text:p>
          <text:p text:style-name="P31"><text:span text:style-name="T18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1.215cm" svg:height="1.25cm" svg:x="4.01cm" svg:y="0.97cm">
          <text:p text:style-name="P31"><text:span text:style-name="T18">Wh</text:span></text:p>
          <text:p text:style-name="P31"><text:span text:style-name="T18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1.215cm" svg:height="1.25cm" svg:x="2.64cm" svg:y="1.17cm">
          <text:p text:style-name="P31"><text:span text:style-name="T19">Wh </text:span><text:span text:style-name="T18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.214cm" svg:height="1.25cm" svg:x="5.38cm" svg:y="2.558cm">
          <text:p text:style-name="P33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1.215cm" svg:height="1.25cm" svg:x="4.01cm" svg:y="2.358cm">
          <text:p text:style-name="P33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.215cm" svg:height="1.25cm" svg:x="2.64cm" svg:y="2.558cm">
          <text:p text:style-name="P33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1.214cm" svg:height="1.249cm" svg:x="1.27cm" svg:y="2.959cm">
          <text:p text:style-name="P35"><text:span text:style-name="T20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09cm" svg:y="2.558cm">
          <text:p text:style-name="P26"><text:span text:style-name="T16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79cm" svg:y="2.358cm">
          <text:p text:style-name="P26"><text:span text:style-name="T16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49cm" svg:y="2.558cm">
          <text:p text:style-name="P26"><text:span text:style-name="T16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1.218cm" svg:height="1.249cm" svg:x="9.525cm" svg:y="5.913cm">
          <text:p text:style-name="P26"><text:span text:style-name="T16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8" draw:layer="layout" svg:width="1.219cm" svg:height="1.25cm" svg:x="10.874cm" svg:y="5.713cm">
          <text:p text:style-name="P37"><text:span text:style-name="T21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09cm" svg:y="1.17cm">
          <text:p text:style-name="P26"><text:span text:style-name="T1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0" draw:layer="layout" svg:width="1.219cm" svg:height="1.25cm" svg:x="12.879cm" svg:y="0.97cm">
          <text:p text:style-name="P39"><text:span text:style-name="T16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40" draw:layer="layout" svg:width="1.219cm" svg:height="1.25cm" svg:x="14.249cm" svg:y="1.17cm">
          <text:p text:style-name="P39"><text:span text:style-name="T16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7" draw:layer="layout" svg:width="1.218cm" svg:height="1.249cm" svg:x="15.64cm" svg:y="1.571cm">
          <text:p text:style-name="P26"><text:span text:style-name="T1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4" draw:layer="layout" svg:width="1.219cm" svg:height="1.25cm" svg:x="11.509cm" svg:y="2.558cm">
          <text:p text:style-name="P33"><text:span text:style-name="T2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4" draw:layer="layout" svg:width="1.219cm" svg:height="1.25cm" svg:x="12.879cm" svg:y="2.358cm">
          <text:p text:style-name="P33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4" draw:layer="layout" svg:width="1.219cm" svg:height="1.25cm" svg:x="14.249cm" svg:y="2.558cm">
          <text:p text:style-name="P33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4" draw:layer="layout" svg:width="1.218cm" svg:height="1.249cm" svg:x="15.64cm" svg:y="2.959cm">
          <text:p text:style-name="P33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79cm" svg:y="3.745cm">
          <text:p text:style-name="P26"><text:span text:style-name="T16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49cm" svg:y="3.945cm">
          <text:p text:style-name="P26"><text:span text:style-name="T16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1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3" draw:layer="layout" svg:width="1.214cm" svg:height="1.249cm" svg:x="6.75cm" svg:y="1.371cm">
          <text:p text:style-name="P42"><text:span text:style-name="T22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5" draw:layer="layout" svg:width="1.214cm" svg:height="1.249cm" svg:x="6.75cm" svg:y="2.759cm">
          <text:p text:style-name="P44"><text:span text:style-name="T23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1.571cm">
          <text:p text:style-name="P21"><text:span text:style-name="T10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2.959cm">
          <text:p text:style-name="P21"><text:span text:style-name="T10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4.346cm">
          <text:p text:style-name="P21"><text:span text:style-name="T10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09cm" svg:y="1.17cm">
          <text:p text:style-name="P46"><text:span text:style-name="T24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79cm" svg:y="0.97cm">
          <text:p text:style-name="P46"><text:span text:style-name="T24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49cm" svg:y="1.17cm">
          <text:p text:style-name="P46"><text:span text:style-name="T24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1.571cm">
          <text:p text:style-name="P48"><text:span text:style-name="T18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09cm" svg:y="2.558cm">
          <text:p text:style-name="P46"><text:span text:style-name="T24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79cm" svg:y="2.358cm">
          <text:p text:style-name="P46"><text:span text:style-name="T24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49cm" svg:y="2.558cm">
          <text:p text:style-name="P46"><text:span text:style-name="T24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0" draw:layer="layout" svg:width="1.218cm" svg:height="1.249cm" svg:x="15.64cm" svg:y="2.959cm">
          <text:p text:style-name="P48"><text:span text:style-name="T18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09cm" svg:y="3.945cm">
          <text:p text:style-name="P46"><text:span text:style-name="T24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79cm" svg:y="3.745cm">
          <text:p text:style-name="P46"><text:span text:style-name="T24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49cm" svg:y="3.945cm">
          <text:p text:style-name="P46"><text:span text:style-name="T24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4.346cm">
          <text:p text:style-name="P48"><text:span text:style-name="T18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3" draw:layer="layout" svg:width="1.214cm" svg:height="1.25cm" svg:x="5.38cm" svg:y="2.558cm">
          <text:p text:style-name="P52"><text:span text:style-name="T16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3" draw:layer="layout" svg:width="1.215cm" svg:height="1.25cm" svg:x="4.01cm" svg:y="2.358cm">
          <text:p text:style-name="P52"><text:span text:style-name="T16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3" draw:layer="layout" svg:width="1.215cm" svg:height="1.25cm" svg:x="2.64cm" svg:y="2.558cm">
          <text:p text:style-name="P52"><text:span text:style-name="T16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8" draw:layer="layout" svg:width="1.214cm" svg:height="1.25cm" svg:x="5.38cm" svg:y="3.945cm">
          <text:p text:style-name="P37"><text:span text:style-name="T21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4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2-07T14:37:31.322908391</dc:date>
    <meta:editing-duration>P1DT2H14M44S</meta:editing-duration>
    <meta:editing-cycles>68</meta:editing-cycles>
    <meta:generator>LibreOffice/7.4.4.2$Linux_X86_64 LibreOffice_project/40$Build-2</meta:generator>
    <meta:print-date>2023-01-20T22:20:38.005855126</meta:print-date>
    <meta:document-statistic meta:object-count="280"/>
  </office:meta>
</office:document-meta>
</file>